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8.11mm"/>
    </style:style>
    <style:style style:name="co2" style:family="table-column">
      <style:table-column-properties fo:break-before="auto" style:column-width="116.15mm"/>
    </style:style>
    <style:style style:name="co3" style:family="table-column">
      <style:table-column-properties fo:break-before="auto" style:column-width="114.56mm"/>
    </style:style>
    <style:style style:name="co4" style:family="table-column">
      <style:table-column-properties fo:break-before="auto" style:column-width="137.32mm"/>
    </style:style>
    <style:style style:name="co5" style:family="table-column">
      <style:table-column-properties fo:break-before="auto" style:column-width="66.68mm"/>
    </style:style>
    <style:style style:name="co6" style:family="table-column">
      <style:table-column-properties fo:break-before="auto" style:column-width="245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9mm" fo:break-before="auto" style:use-optimal-row-height="tru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0000" style:rotation-align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style:rotation-align="none"/>
      <style:text-properties style:font-name-asian="Liberation Sans1" style:font-size-asian="12pt" style:language-asian="hi" style:country-asian="IN"/>
    </style:style>
    <style:style style:name="ce14" style:family="table-cell" style:parent-style-name="Default">
      <style:table-cell-properties fo:background-color="transparent" style:rotation-align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style:rotation-align="none"/>
      <style:text-properties fo:language="none" fo:country="none" style:font-name-asian="Liberation Sans1" style:font-size-asian="12pt" style:language-asian="none" style:country-asian="non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7030a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92d05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ackground-color="#92d05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8" table:default-cell-style-name="ce7"/>
        <table:table-row table:style-name="ro1">
          <table:table-cell table:style-name="ce1" office:value-type="string" calcext:value-type="string">
            <text:p>ONE SPREADSHEET PER MODULE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2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3" office:value-type="string" calcext:value-type="string">
            <text:p>CREATOR INFORMATION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4" office:value-type="string" calcext:value-type="string">
            <text:p>Competency Area &amp; Module Topic</text:p>
          </table:table-cell>
          <table:table-cell table:style-name="Default" office:value-type="string" calcext:value-type="string">
            <text:p>Big Data Analytics / Big Data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Faculty developer/s:</text:p>
          </table:table-cell>
          <table:table-cell table:style-name="Default" office:value-type="string" calcext:value-type="string">
            <text:p>Jack Pope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Developer/s email/s:</text:p>
          </table:table-cell>
          <table:table-cell table:style-name="Default" office:value-type="string" calcext:value-type="string">
            <text:p><text:a xlink:href="mailto:Jack.Pope@nhcc.edu" xlink:type="simple">Jack.Pope@nhcc.edu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Developer/s phone number/s:</text:p>
          </table:table-cell>
          <table:table-cell table:style-name="Default" office:value-type="string" calcext:value-type="string">
            <text:p>Jack Pope (952-686-8548)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Home college of developer/s</text:p>
          </table:table-cell>
          <table:table-cell table:style-name="Default" office:value-type="string" calcext:value-type="string">
            <text:p>NHCC.edu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4" office:value-type="string" calcext:value-type="string">
            <text:p>Brightspace Administrator </text:p>
          </table:table-cell>
          <table:table-cell table:style-name="Default" office:value-type="string" calcext:value-type="string">
            <text:p>Kathy Grady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Brightspace Administrator email</text:p>
          </table:table-cell>
          <table:table-cell table:style-name="Default" office:value-type="string" calcext:value-type="string">
            <text:p><text:a xlink:href="mailto:kgrady@nhcc.edu" xlink:type="simple">kgrady@nhcc.edu</text:a>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 office:value-type="string" calcext:value-type="string">
            <text:p>Brightspace Administrator phone #</text:p>
          </table:table-cell>
          <table:table-cell table:style-name="Default" office:value-type="string" calcext:value-type="string">
            <text:p>763-424-0743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>
            <text:p>Materials needed (textbook, software, etc.)</text:p>
          </table:table-cell>
          <table:table-cell table:style-name="Default" office:value-type="string" calcext:value-type="string">
            <text:p>Apache Spark 2x, Python 2x (can use on Linux on Oracle's VirtualBox)</text:p>
          </table:table-cell>
          <table:table-cell table:style-name="Default" table:number-columns-repeated="4"/>
          <table:table-cell table:number-columns-repeated="1018"/>
        </table:table-row>
        <table:table-row table:style-name="ro4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5">
          <table:table-cell table:style-name="ce4" office:value-type="string" calcext:value-type="string">
            <text:p>Module Information</text:p>
          </table:table-cell>
          <table:table-cell table:style-name="ce16" office:value-type="string" calcext:value-type="string">
            <text:p>Overview, Prerequisites, Outline, Calendar, Outcomes etc. 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office:value-type="string" calcext:value-type="string">
            <text:p>See “Instructor overview &amp; objective” and “Schedule” in the module.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Prerequisites: Python and SQL programming, data structures. <text:s/>Installations covered in Big Data Systems.</text:p>
          </table:table-cell>
          <table:table-cell table:style-name="Default" table:number-columns-repeated="4"/>
          <table:table-cell table:number-columns-repeated="1018"/>
        </table:table-row>
        <table:table-row table:style-name="ro2">
          <table:table-cell table:style-name="ce4"/>
          <table:table-cell table:style-name="Default" table:number-columns-repeated="5"/>
          <table:table-cell table:number-columns-repeated="1018"/>
        </table:table-row>
        <table:table-row table:style-name="ro2">
          <table:table-cell table:style-name="ce5"/>
          <table:table-cell table:style-name="Default" table:number-columns-repeated="5"/>
          <table:table-cell table:number-columns-repeated="1018"/>
        </table:table-row>
        <table:table-row table:style-name="ro6">
          <table:table-cell table:style-name="ce6" office:value-type="string" calcext:value-type="string">
            <text:p>Modules (objects in chronological order according to class progression)</text:p>
          </table:table-cell>
          <table:table-cell table:style-name="ce6" office:value-type="string" calcext:value-type="string">
            <office:annotation draw:style-name="gr1" draw:text-style-name="P2" svg:width="338.93mm" svg:height="15.57mm" svg:x="259.77mm" svg:y="108.78mm" draw:caption-point-x="-5.61mm" draw:caption-point-y="6.55mm">
              <dc:date>2018-06-07T00:00:00</dc:date>
              <text:p text:style-name="P1"><text:span text:style-name="T1">A: demonstrate an understanding of the key concepts of the psychological perspectives and theories and how these are used to explain psychological phenomena</text:span></text:p>
              <text:p text:style-name="P1"><text:span text:style-name="T1">B: demonstrate an understanding of the scientific method, and how this guides the process of inquiry and research into psychological phenomena</text:span></text:p>
              <text:p text:style-name="P1"><text:span text:style-name="T1">C: demonstrate an understanding of the impact of social and cultural factors on oneself, and on individual and group behavior</text:span></text:p>
            </office:annotation>
            <text:p>Indicate Section of Module</text:p>
          </table:table-cell>
          <table:table-cell table:style-name="ce18" office:value-type="string" calcext:value-type="string">
            <text:p>Format of item</text:p>
          </table:table-cell>
          <table:table-cell table:style-name="ce19" office:value-type="string" calcext:value-type="string">
            <text:p>Titles and Links</text:p>
          </table:table-cell>
          <table:table-cell table:style-name="ce20" office:value-type="string" calcext:value-type="string">
            <text:p>Licensing</text:p>
          </table:table-cell>
          <table:table-cell table:style-name="ce20" office:value-type="string" calcext:value-type="string">
            <text:p>Any additional notes for Course Builder about this item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 calcext:value-type="string">
            <text:p>Overview 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TBD</text:p>
          </table:table-cell>
          <table:table-cell table:number-columns-repeated="1019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9" office:value-type="string" calcext:value-type="string">
            <text:p>The map-reduce paradigm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0"/>
          <table:table-cell table:number-columns-repeated="1023"/>
        </table:table-row>
        <table:table-row table:style-name="ro4">
          <table:table-cell table:style-name="ce9" office:value-type="string" calcext:value-type="string">
            <text:p>Resilient Distributed Datasets (RDD)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RDD partitioning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ython dictionaries versus RDD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/>
          <table:table-cell table:number-columns-repeated="1023"/>
        </table:table-row>
        <table:table-row table:style-name="ro4">
          <table:table-cell table:style-name="ce8" office:value-type="string" calcext:value-type="string">
            <text:p>Functional programming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Higher order function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8" office:value-type="string" calcext:value-type="string">
            <text:p>PySpark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RDD Persistence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Shared variable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/>
          <table:table-cell table:number-columns-repeated="1023"/>
        </table:table-row>
        <table:table-row table:style-name="ro4">
          <table:table-cell table:style-name="ce8" office:value-type="string" calcext:value-type="string">
            <text:p>Spark SQL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 office:value-type="string" calcext:value-type="string">
            <text:p>Exerci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>
          <table:table-cell table:style-name="ce11"/>
          <table:table-cell table:number-columns-repeated="1023"/>
        </table:table-row>
        <table:table-row table:style-name="ro4">
          <table:table-cell table:style-name="ce8" office:value-type="string" calcext:value-type="string">
            <text:p>Spark applications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PDF</text:p>
          </table:table-cell>
          <table:table-cell table:number-columns-repeated="1021"/>
        </table:table-row>
        <table:table-row table:style-name="ro4" table:number-rows-repeated="2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8" office:value-type="string" calcext:value-type="string">
            <text:p>Assessment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TBD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7">
          <table:table-cell table:style-name="ce12" office:value-type="string" calcext:value-type="string">
            <text:p>TODO items</text:p>
          </table:table-cell>
          <table:table-cell table:style-name="ce12" office:value-type="string" calcext:value-type="string">
            <text:p>Done by – as of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13" office:value-type="string" calcext:value-type="string">
            <text:p>Create discussions and exercises</text:p>
          </table:table-cell>
          <table:table-cell table:style-name="ce17" office:value-type="string" calcext:value-type="string">
            <text:p>Jack – 7/20/18</text:p>
          </table:table-cell>
          <table:table-cell table:style-name="ce17" table:number-columns-repeated="1022"/>
        </table:table-row>
        <table:table-row table:style-name="ro7">
          <table:table-cell table:style-name="ce13" office:value-type="string" calcext:value-type="string">
            <text:p>-- Consider adding substantial application programming example and related exercise (under Spark applications section)</text:p>
          </table:table-cell>
          <table:table-cell table:style-name="ce17" table:number-columns-repeated="1023"/>
        </table:table-row>
        <table:table-row table:style-name="ro7">
          <table:table-cell table:style-name="ce13" office:value-type="string" calcext:value-type="string">
            <text:p>Discussion proof read / edit / code testing</text:p>
          </table:table-cell>
          <table:table-cell table:style-name="ce17" table:number-columns-repeated="1023"/>
        </table:table-row>
        <table:table-row table:style-name="ro7">
          <table:table-cell table:style-name="ce14" office:value-type="string" calcext:value-type="string">
            <text:p>Exercise proof read / edit / code testing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 calcext:value-type="string">
            <text:p><text:span text:style-name="T2">Improve graphics and fonts/notation, if needed</text:span></text:p>
          </table:table-cell>
          <table:table-cell table:style-name="ce17" table:number-columns-repeated="1023"/>
        </table:table-row>
        <table:table-row table:style-name="ro4">
          <table:table-cell table:style-name="ce13" office:value-type="string" calcext:value-type="string">
            <text:p>Verify this module has appropriate depth and breadth.</text:p>
          </table:table-cell>
          <table:table-cell table:style-name="ce17" table:number-columns-repeated="1023"/>
        </table:table-row>
        <table:table-row table:style-name="ro4">
          <table:table-cell table:number-columns-repeated="1024"/>
        </table:table-row>
        <table:table-row table:style-name="ro3">
          <table:table-cell office:value-type="string" calcext:value-type="string">
            <text:p>Make final assessment (quiz or project) if required in addition to existing exercises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… maybe related to “Spark applications” section</text:p>
          </table:table-cell>
          <table:table-cell table:number-columns-repeated="1023"/>
        </table:table-row>
        <table:table-row table:style-name="ro4" table:number-rows-repeated="31">
          <table:table-cell table:number-columns-repeated="1024"/>
        </table:table-row>
        <table:table-row table:style-name="ro2" table:number-rows-repeated="1048473">
          <table:table-cell table:number-columns-repeated="1024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00-00-00</text:date>, <text:time style:data-style-name="N2" text:time-value="13:03:46.096467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7:51:18</meta:creation-date>
    <meta:initial-creator>IT Department</meta:initial-creator>
    <dc:language>en-CA</dc:language>
    <dc:date>2018-07-20T13:22:26.953650947</dc:date>
    <meta:editing-cycles>24</meta:editing-cycles>
    <meta:editing-duration>PT2H38M31S</meta:editing-duration>
    <meta:generator>LibreOffice/5.0.3.2$Linux_X86_64 LibreOffice_project/00m0$Build-2</meta:generator>
    <meta:document-statistic meta:table-count="1" meta:cell-count="93" meta:object-count="0"/>
    <meta:user-defined meta:name="AppVersion">15.0300</meta:user-defined>
    <meta:user-defined meta:name="Company">Alexandria Technical &amp;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